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61mm"/>
    </style:style>
    <style:style style:name="co2" style:family="table-column">
      <style:table-column-properties fo:break-before="auto" style:column-width="153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Categoría_20_de_20_la_20_tabla_20_dinámica" style:data-style-name="N0">
      <style:table-cell-properties fo:border="0.99pt solid #000000"/>
    </style:style>
    <style:style style:name="ce9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17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Tabla dinámica_Servicio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row table:style-name="ro1"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SERVICIO</text:p>
          </table:table-cell>
          <table:table-cell table:style-name="ce13" office:value-type="string" calcext:value-type="string">
            <text:p>(vacío)</text:p>
          </table:table-cell>
        </table:table-row>
        <table:table-row table:style-name="ro1">
          <table:table-cell table:style-name="ce2" office:value-type="string" calcext:value-type="string">
            <text:p>Buzón de propuestas y Quejas</text:p>
          </table:table-cell>
          <table:table-cell table:style-name="ce8" office:value-type="string" calcext:value-type="string">
            <text:p>Propuestas y quejas sobre el funcionamiento de CEIS (Centro de Información y Servicios)</text:p>
          </table:table-cell>
          <table:table-cell table:style-name="ce14"/>
        </table:table-row>
        <table:table-row table:style-name="ro1">
          <table:table-cell table:style-name="ce3" office:value-type="string" calcext:value-type="string">
            <text:p>Consulta</text:p>
          </table:table-cell>
          <table:table-cell table:style-name="ce9" office:value-type="string" calcext:value-type="string">
            <text:p>Accesos al y desde el exterior de la Consejería e Internet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IAAP, Sistemas y Form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ios específicos para la CH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SI SUR (Gestión Tributaria)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Incidencia</text:p>
          </table:table-cell>
          <table:table-cell table:style-name="ce9" office:value-type="string" calcext:value-type="string">
            <text:p>Accesos al y desde el exterior de la Consejería e Internet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IAAP, Sistemas y Form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ios específicos para la CH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(vacío)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Petición</text:p>
          </table:table-cell>
          <table:table-cell table:style-name="ce9" office:value-type="string" calcext:value-type="string">
            <text:p>Accesos al y desde el exterior de la Consejería e Internet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Otros Servic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io Especializado (sólo personal TI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cios específicos para la CH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Administración Electró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Análisis y Explotación de Da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ERIS-G3 (Planificación y Gestión de la Contratación Administrativ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GIRO (Gestión Integrada de Recursos Organizativ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JUPITER (Gestión Presupuestaria, Contable y Tesorer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Más Sistemas de Inform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SIRhUS (Gestión Integrada de Recursos Humano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 SUR (Gestión Tributaria)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(vacío)</text:p>
          </table:table-cell>
          <table:table-cell table:style-name="ce17"/>
        </table:table-row>
        <table:table-row table:style-name="ro1">
          <table:table-cell table:style-name="ce6" office:value-type="string" calcext:value-type="string">
            <text:p>Total Resultado</text:p>
          </table:table-cell>
          <table:table-cell table:style-name="ce1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e_20_la_20_tabla_20_dinámica" style:display-name="Campo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tegoría_20_de_20_la_20_tabla_20_dinámica" style:display-name="Categoría de la tabla dinámica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de_20_la_20_tabla_20_dinámica" style:display-name="Título de la tabla dinámica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squina_20_de_20_la_20_tabla_20_dinámica" style:display-name="Esquina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ado_20_de_20_la_20_tabla_20_dinámica" style:display-name="Resultado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0:51:12.563000000</meta:creation-date>
    <dc:date>2015-08-24T10:51:37.048000000</dc:date>
    <meta:editing-duration>PT24S</meta:editing-duration>
    <meta:editing-cycles>1</meta:editing-cycles>
    <meta:document-statistic meta:table-count="1" meta:cell-count="55" meta:object-count="0"/>
    <meta:generator>LibreOffice/4.4.1.2$Windows_x86 LibreOffice_project/45e2de17089c24a1fa810c8f975a7171ba4cd432</meta:generator>
  </office:meta>
</office:document-meta>
</file>